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8454594415615940" text:style-name="L1">
        <text:list-item>
          <text:p text:style-name="P1">Scripts,js</text:p>
        </text:list-item>
        <text:list-item>
          <text:p text:style-name="P1">produit.js</text:p>
        </text:list-item>
        <text:list-item>
          <text:p text:style-name="P1">panier.js</text:p>
        </text:list-item>
        <text:list-item>
          <text:p text:style-name="P1">confirmation.js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4</meta:editing-cycles>
    <meta:generator>OpenOffice/4.1.6$Win32 OpenOffice.org_project/416m1$Build-9790</meta:generator>
    <dc:date>2020-10-15T11:46:34.28</dc:date>
    <meta:document-statistic meta:table-count="0" meta:image-count="0" meta:object-count="0" meta:page-count="1" meta:paragraph-count="4" meta:word-count="8" meta:character-count="52"/>
    <meta:user-defined meta:name="Info 1"/>
    <meta:user-defined meta:name="Info 2"/>
    <meta:user-defined meta:name="Info 3"/>
    <meta:user-defined meta:name="Info 4"/>
  </office:meta>
</office:document-meta>
</file>